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290000025882E66A813D045F52.png" manifest:media-type="image/png"/>
  <manifest:file-entry manifest:full-path="Pictures/100000010000033A00000256FB84A3931FA46E1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.353cm" draw:shadow-offset-y="0.353cm" draw:shadow-color="#000000" draw:shadow-opacity="80%" loext:shadow-blur="0.7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85cm" svg:height="11.43cm" svg:x="0.635cm" svg:y="1.905cm">
          <draw:image xlink:href="Pictures/10000001000001290000025882E66A813D045F52.png" xlink:type="simple" xlink:show="embed" xlink:actuate="onLoad" draw:mime-type="image/png">
            <text:p/>
          </draw:image>
        </draw:frame>
        <draw:frame draw:style-name="gr1" draw:text-style-name="P1" draw:layer="layout" svg:width="18.415cm" svg:height="12.574cm" svg:x="8.255cm" svg:y="1.396cm">
          <draw:image xlink:href="Pictures/100000010000033A00000256FB84A3931FA46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09:04:59.643000000</meta:creation-date>
    <dc:date>2024-07-06T02:00:10.393000000</dc:date>
    <meta:editing-duration>PT12H41M5S</meta:editing-duration>
    <meta:editing-cycles>18</meta:editing-cycles>
    <meta:generator>LibreOffice/7.5.4.2$Windows_X86_64 LibreOffice_project/36ccfdc35048b057fd9854c757a8b67ec53977b6</meta:generator>
    <meta:document-statistic meta:object-count="25"/>
  </office:meta>
</office:document-meta>
</file>